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xml-stylesheet type="text/xsl" href="C:/Users/china/Desktop/documentStructure/documents-structures/projet-consignes/corpus/content.xsl"?>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dame Bovary</text:p>
      <text:h text:style-name="Heading_20_1" text:outline-level="1">PREMIÈRE PARTIE</text:h>
      <text:h text:style-name="Heading_20_2" text:outline-level="2">I</text:h>
      <text:p text:style-name="Text_20_body">Nous étions à l'Étude, quand le Proviseur
                entra, suivi d'un nouveau habillé en bourgeois et d'un garçon de classe
                qui portait un grand pupitre. Ceux qui dormaient se réveillèrent, et chacun se leva
                comme surpris dans son travail.</text:p>
      <text:p text:style-name="Text_20_body">Le Proviseur nous fit signe de nous rasseoir;
                puis, se tournant vers le maître d'études:</text:p>
      <text:p text:style-name="Text_20_body">-- Monsieur Roger, lui dit-il à demi-voix, voici
                un élève que je vous recommande, il entre en cinquième. Si son travail et sa
                conduite sont méritoires, il passera dans les grands, où l'appelle son
                âge.</text:p>
      <text:p text:style-name="Text_20_body">Resté dans l'angle, derrière la porte, si
                bien qu'on l'apercevait à peine, le nouveau était un gars de la campagne,
                d'une quinzaine d'années environ, et plus haut de taille qu'aucun de
                nous tous. Il avait les cheveux coupés droit sur le front, comme un chantre de
                village, l'air raisonnable et fort embarrassé. Quoiqu'il ne fût pas large
                des épaules, son habit-veste de drap vert à boutons noirs devait le gêner aux
                entournures et laissait voir, par la fente des parements, des poignets rouges
                habitués à être nus. Ses jambes, en bas bleus, sortaient d'un pantalon jaunâtre
                très tiré par les bretelles. Il était chaussé de souliers forts, mal cirés, garnis
                de clous.</text:p>
      <text:p text:style-name="Text_20_body">On commença la récitation des leçons. Il les
                écouta de toutes ses oreilles, attentif comme au sermon, n'osant même croiser
                les cuisses, ni s'appuyer sur le coude, et, à deux heures, quand la cloche
                sonna, le maître d'études fut obligé de l'avertir, pour qu'il se mît
                avec nous dans les rangs.</text:p>
      <text:p text:style-name="Text_20_body">Nous avions l'habitude, en entrant en
                classe, de jeter nos casquettes par terre, afin d'avoir ensuite nos mains plus
                libres; il fallait, dès le seuil de la porte, les lancer sous le banc, de façon à
                frapper contre la muraille en faisant beaucoup de poussière; c'était là le
                genre.</text:p>
      <text:p text:style-name="Text_20_body">Mais, soit qu'il n'eût pas remarqué
                cette manoeuvre ou qu'il n'eut osé s'y soumettre, la prière était
                finie que le nouveau tenait encore sa casquette sur ses deux genoux. C'était
                une de ces coiffures d'ordre composite, où l'on retrouve les éléments du
                bonnet à poil, du chapska, du chapeau rond, de la casquette de loutre et du bonnet
                de coton, une de ces pauvres choses, enfin, dont la laideur muette a des profondeurs
                d'expression comme le visage d'un imbécile. Ovoïde et renflée de baleines,
                elle commençait par trois boudins circulaires; puis s'alternaient, séparés par
                une bande rouge, des losanges de velours et de poils de lapin; venait ensuite une
                façon de sac qui se terminait par un polygone cartonné, couvert d'une broderie
                en soutache compliquée, et d'où pendait, au bout d'un long cordon trop
                mince, un petit croisillon de fils d'or, en manière de gland. Elle était neuve;
                la visière brillait.</text:p>
      <text:p text:style-name="Text_20_body">-- Levez-vous, dit le professeur.</text:p>
      <text:p text:style-name="Text_20_body">Il se leva; sa casquette tomba. Toute la classe
                se mit à rire.</text:p>
      <text:p text:style-name="Text_20_body">Il se baissa pour la reprendre. Un voisin la fit
                tomber d'un coup de coude, il la ramassa encore une fois.</text:p>
      <text:p text:style-name="Text_20_body"><text:soft-page-break/>-- Débarrassez-vous donc
                de votre casque, dit le professeur, qui était un homme d'esprit.</text:p>
      <text:p text:style-name="Text_20_body">Il y eut un rire éclatant des écoliers qui
                décontenança le pauvre garçon, si bien qu'il ne savait s'il fallait garder
                sa casquette à la main, la laisser par terre ou la mettre sur sa tête. Il se rassit
                et la posa sur ses genoux.</text:p>
      <text:p text:style-name="Text_20_body">-- Levez-vous, reprit le professeur, et dites-moi
                votre nom.</text:p>
      <text:p text:style-name="Text_20_body">Le nouveau articula, d'une voix
                bredouillante, un nom inintelligible.</text:p>
      <text:p text:style-name="Text_20_body">-- Répétez!</text:p>
      <text:p text:style-name="Text_20_body">Le même bredouillement de syllabes se fit
                entendre, couvert par les huées de la classe.</text:p>
      <text:p text:style-name="Text_20_body">-- Plus haut! cria le maître, plus haut!</text:p>
      <text:p text:style-name="Text_20_body">Le nouveau, prenant alors une résolution extrême,
                ouvrit une bouche démesurée et lança à pleins poumons, comme pour appeler
                quelqu'un, ce mot: Charbovari.</text:p>
      <text:p text:style-name="Text_20_body">Ce fut un vacarme qui s'élança d'un
                bond, monta en crescendo, avec des éclats de voix aigus (on hurlait, on aboyait, on
                trépignait, on répétait: Charbovari! Charbovari!), puis qui roula en notes isolées,
                se calmant à grand-peine, et parfois qui reprenait tout à coup sur la ligne
                d'un banc où saillissait encore çà et là, comme un pétard mal éteint, quelque
                rire étouffé.</text:p>
      <text:p text:style-name="Text_20_body">Cependant, sous la pluie des pensums,
                l'ordre peu à peu se rétablit dans la classe, et le professeur, parvenu à
                saisir le nom de Charles Bovary, se l'étant fait dicter, épeler et relire,
                commanda tout de suite au pauvre diable d'aller s'asseoir sur le banc de
                paresse, au pied de la chaire. Il se mit en mouvement, mais, avant de partir,
                hésita.</text:p>
      <text:p text:style-name="Text_20_body">-- Que cherchez-vous? demanda le
                professeur.</text:p>
      <text:p text:style-name="Text_20_body">-- Ma cas... fit timidement le nouveau, promenant
                autour de lui des regards inquiets.</text:p>
      <text:p text:style-name="Text_20_body">-- Cinq cents vers à toute la classe! exclamé
                d'une voix furieuse, arrêta, comme le _<text:span text:style-name="italique">Quos ego</text:span>_, une bourrasque nouvelle.</text:p>
      <text:p text:style-name="Text_20_body">-- Restez donc tranquilles! continuait le
                professeur indigné, et s'essuyant le front avec son mouchoir qu'il venait
                de prendre dans sa toque: Quant à vous, le nouveau, vous me copierez vingt fois le
                verbe _<text:span text:style-name="italique">ridiculus sum</text:span>_.</text:p>
      <text:p text:style-name="Text_20_body">Puis, d'une voix plus douce:</text:p>
      <text:p text:style-name="Text_20_body">-- Eh! vous la retrouverez, votre casquette; on
                ne vous l'a pas volée!</text:p>
      <text:p text:style-name="Text_20_body">Tout reprit son calme. Les têtes se courbèrent
                sur les cartons, et le nouveau resta pendant deux heures dans une tenue exemplaire,
                quoiqu'il y eût bien, de temps à autre, quelque boulette de papier lancée
                d'un bec de plume qui vînt s'éclabousser sur sa figure. Mais il
                s'essuyait avec la main, et demeurait immobile, les yeux baissés.</text:p>
      <text:p text:style-name="Text_20_body">Le soir, à l'Étude, il tira ses bouts de
                manches de son pupitre, mit en ordre ses petites affaires, régla soigneusement son
                papier. Nous le vîmes qui travaillait en conscience, cherchant tous les mots dans le
                dictionnaire et se donnant beaucoup de mal. Grâce, sans doute, à cette bonne volonté
                dont il fit preuve, il dut de ne pas descendre dans la classe inférieure; car,
                s'il savait passablement ses règles, il n'avait guère d'élégance dans
                les tournures. C'était le curé de son village qui lui avait commencé le latin,
                ses parents, par économie, ne l'ayant envoyé au collège que le plus tard
                possible.</text:p>
      <text:p text:style-name="Text_20_body"><text:soft-page-break/>Son père, M.
                Charles-Denis-Bartholomé Bovary, ancien aide- chirurgien-major, compromis, vers
                1812, dans des affaires de conscription, et forcé, vers cette époque, de quitter le
                service, avait alors profité de ses avantages personnels pour saisir au passage une
                dot de soixante mille francs, qui s'offrait en la fille d'un marchand
                bonnetier, devenue amoureuse de sa tournure. Bel homme, hâbleur, faisant sonner haut
                ses éperons, portant des favoris rejoints aux moustaches, les doigts toujours garnis
                de bagues et habillé de couleurs voyantes, il avait l'aspect d'un brave,
                avec l'entrain facile d'un commis voyageur. Une fois marié, il vécut deux
                ou trois ans sur la fortune de sa femme, dînant bien, se levant tard, fumant dans de
                grandes pipes en porcelaine, ne rentrant le soir qu'après le spectacle et
                fréquentant les cafés. Le beau-père mourut et laissa peu de chose; il en fut
                indigné, se lança dans la fabrique, y perdit quelque argent, puis se retira dans la
                campagne, où il voulut faire valoir. Mais, comme il ne s'entendait guère plus
                en culture qu'en indiennes, qu'il montait ses chevaux au lieu de les
                envoyer au labour, buvait son cidre en bouteilles au lieu de le vendre en barriques,
                mangeait les plus belles volailles de sa cour et graissait ses souliers de chasse
                avec le lard de ses cochons, il ne tarda point à s'apercevoir qu'il valait
                mieux planter là toute spéculation.</text:p>
      <text:p text:style-name="Text_20_body">Moyennant deux cents francs par an, il trouva
                donc à louer dans un village, sur les confins du pays de Caux et de la Picardie, une
                sorte de logis moitié ferme, moitié maison de maître; et, chagrin, rongé de regrets,
                accusant le ciel, jaloux contre tout le monde, il s'enferma dès l'âge de
                quarante-cinq ans, dégoûté des hommes, disait-il, et décidé à vivre en
                paix.</text:p>
      <text:p text:style-name="Text_20_body">Sa femme avait été folle de lui autrefois; elle
                l'avait aimé avec mille servilités qui l'avaient détaché d'elle
                encore davantage. Enjouée jadis, expansive et tout aimante, elle était, en
                vieillissant, devenue (à la façon du vin éventé qui se tourne en vinaigre)
                d'humeur difficile, piaillarde, nerveuse. Elle avait tant souffert, sans se
                plaindre, d'abord, quand elle le voyait courir après toutes les gotons de
                village et que vingt mauvais lieux le lui renvoyaient le soir, blasé et puant
                l'ivresse! Puis l'orgueil s'était révolté. Alors elle s'était
                tue, avalant sa rage dans un stoïcisme muet, qu'elle garda jusqu'à sa
                mort. Elle était sans cesse en courses, en affaires. Elle allait chez les avoués,
                chez le président, se rappelait l'échéance des billets, obtenait des retards;
                et, à la maison, repassait, cousait, blanchissait, surveillait les ouvriers, soldait
                les mémoires, tandis que, sans s'inquiéter de rien, Monsieur, continuellement
                engourdi dans une somnolence boudeuse dont il ne se réveillait que pour lui dire des
                choses désobligeantes, restait à fumer au coin du feu, en crachant dans les
                cendres.</text:p>
      <text:p text:style-name="Text_20_body">Quand elle eut un enfant, il le fallut mettre en
                nourrice. Rentré chez eux, le marmot fut gâté comme un prince. Sa mère le
                nourrissait de confitures; son père le laissait courir sans souliers, et, pour faire
                le philosophe, disait même qu'il pouvait bien aller tout nu, comme les enfants
                des bêtes. À l'encontre des tendances maternelles, il avait en tête un certain
                idéal viril de l'enfance, d'après lequel il tâchait de former son fils,
                voulant qu'on l'élevât durement, à la spartiate, pour lui faire une bonne
                constitution. Il l'envoyait se coucher sans feu, lui apprenait à boire de
                grands coups de rhum et à insulter les processions. Mais, naturellement paisible, le
                petit répondait mal à ses efforts. Sa mère le traînait toujours après elle; elle lui
                découpait des cartons, lui racontait des histoires, s'entretenait avec lui dans
                des monologues sans fin, pleins de gaietés mélancoliques et de chatteries
                babillardes. Dans l'isolement de sa vie, elle reporta sur cette tête
                d'enfant toutes ses vanités éparses, brisées. Elle rêvait de hautes positions,
                elle le voyait déjà grand, beau, spirituel, établi, dans les ponts et chaussées ou
                dans la magistrature. Elle lui apprit à lire, et même lui enseigna, sur un vieux
                piano qu'elle avait, à chanter deux ou trois petites romances. Mais, à tout
                cela, M. Bovary, peu soucieux des lettres, disait que ce n'était pas la peine!
                Auraient-ils jamais de quoi l'entretenir dans les écoles du gouvernement, lui
                acheter une charge ou un fonds de commerce? D'ailleurs, avec du toupet, un
                <text:soft-page-break/>homme réussit toujours dans le monde. Madame Bovary se
                mordait les lèvres, et l'enfant vagabondait dans le village.</text:p>
      <text:p text:style-name="Text_20_body">Il suivait les laboureurs, et chassait, à coups
                de motte de terre, les corbeaux qui s'envolaient. Il mangeait des mûres le long
                des fossés, gardait les dindons avec une gaule, fanait à la moisson, courait dans le
                bois, jouait à la marelle sous le porche de l'église les jours de pluie, et,
                aux grandes fêtes, suppliait le bedeau de lui laisser sonner les cloches, pour se
                pendre de tout son corps à la grande corde et se sentir emporter par elle dans sa
                volée.</text:p>
      <text:p text:style-name="Text_20_body">Aussi poussa-t-il comme un chêne. Il acquit de
                fortes mains, de belles couleurs.</text:p>
      <text:p text:style-name="Text_20_body">À douze ans, sa mère obtint que l'on
                commençât ses études. On en chargea le curé. Mais les leçons étaient si courtes et
                si mal suivies, qu'elles ne pouvaient servir à grand-chose. C'était aux
                moments perdus qu'elles se donnaient, dans la sacristie, debout, à la hâte,
                entre un baptême et un enterrement; ou bien le curé envoyait chercher son élève
                après l'Angélus, quand il n'avait pas à sortir. On montait dans sa
                chambre, on s'installait: les moucherons et les papillons de nuit tournoyaient
                autour de la chandelle. Il faisait chaud, l'enfant s'endormait; et le
                bonhomme, s'assoupissant les mains sur son ventre, ne tardait pas à ronfler, la
                bouche ouverte. D'autres fois, quand M. le curé, revenant de porter le viatique
                à quelque malade des environs, apercevait Charles qui polissonnait dans la campagne,
                il l'appelait, le sermonnait un quart d'heure et profitait de
                l'occasion pour lui faire conjuguer son verbe au pied d'un arbre. La pluie
                venait les interrompre, ou une connaissance qui passait. Du reste, il était toujours
                content de lui, disait même que le jeune homme avait beaucoup de mémoire.</text:p>
      <text:p text:style-name="Text_20_body">Charles ne pouvait en rester là. Madame fut
                énergique. Honteux, ou fatigué plutôt, Monsieur céda sans résistance, et l'on
                attendit encore un an que le gamin eût fait sa première communion.</text:p>
      <text:p text:style-name="Text_20_body">Six mois se passèrent encore; et, l'année
                d'après, Charles fut définitivement envoyé au collège de Rouen, où son père
                l'amena lui-même, vers la fin d'octobre, à l'époque de la foire
                Saint- Romain.</text:p>
      <text:p text:style-name="Text_20_body">Il serait maintenant impossible à aucun de nous
                de se rien rappeler de lui. C'était un garçon de tempérament modéré, qui jouait
                aux récréations, travaillait à l'étude, écoutant en classe, dormant bien au
                dortoir, mangeant bien au réfectoire. Il avait pour correspondant un quincaillier en
                gros de la rue Ganterie, qui le faisait sortir une fois par mois, le dimanche, après
                que sa boutique était fermée, l'envoyait se promener sur le port à regarder les
                bateaux, puis le ramenait au collège dès sept heures, avant le souper. Le soir de
                chaque jeudi, il écrivait une longue lettre à sa mère, avec de l'encre rouge et
                trois pains à cacheter; puis il repassait ses cahiers d'histoire, ou bien
                lisait un vieux volume d'Anacharsis qui traînait dans l'étude. En
                promenade, il causait avec le domestique, qui était de la campagne comme
                lui.</text:p>
      <text:p text:style-name="Text_20_body">À force de s'appliquer, il se maintint
                toujours vers le milieu de la classe; une fois même, il gagna un premier accessit
                d'histoire naturelle. Mais à la fin de sa troisième, ses parents le retirèrent
                du collège pour lui faire étudier la médecine, persuadés qu'il pourrait se
                pousser seul jusqu'au baccalauréat.</text:p>
      <text:p text:style-name="Text_20_body">Sa mère lui choisit une chambre, au quatrième,
                sur l'Eau-de-Robec, chez un teinturier de sa connaissance: Elle conclut les
                arrangements pour sa pension, se procura des meubles, une table et deux chaises, fit
                venir de chez elle un vieux lit en merisier, et acheta de plus un petit poêle en
                fonte, avec la provision de bois qui devait chauffer son pauvre enfant. Puis elle
                partit au bout de la semaine, après mille recommandations de se bien conduire,
                maintenant qu'il allait être abandonné à lui-même.</text:p>
      <text:p text:style-name="Text_20_body"><text:soft-page-break/>Le programme des cours,
                qu'il lut sur l'affiche, lui fit un effet d'étourdissement: cours
                d'anatomie, cours de pathologie, cours de physiologie, cours de pharmacie,
                cours de chimie, et de botanique, et de clinique, et de thérapeutique, sans compter
                l'hygiène ni la matière médicale, tous noms dont il ignorait les étymologies et
                qui étaient comme autant de portes de sanctuaires pleins d'augustes
                ténèbres.</text:p>
      <text:p text:style-name="Text_20_body">Il n'y comprit rien; il avait beau écouter,
                il ne saisissait pas. Il travaillait pourtant, il avait des cahiers reliés, il
                suivait tous les cours; il ne perdait pas une seule visite. Il accomplissait sa
                petite tâche quotidienne à la manière du cheval de manège, qui tourne en place les
                yeux bandés, ignorant de la besogne qu'il broie.</text:p>
      <text:p text:style-name="Text_20_body">Pour lui épargner de la dépense, sa mère lui
                envoyait chaque semaine, par le messager, un morceau de veau cuit au four, avec quoi
                il déjeunait le matin; quand il était rentré de l'hôpital, tout en battant la
                semelle contre le mur. Ensuite il fallait courir aux leçons, à l'amphithéâtre,
                à l'hospice, et revenir chez lui, à travers toutes les rues. Le soir, après le
                maigre dîner de son propriétaire, il remontait à sa chambre et se remettait au
                travail, dans ses habits mouillés qui fumaient sur son corps, devant le poêle
                rougi.</text:p>
      <text:p text:style-name="Text_20_body">Dans les beaux soirs d'été; à l'heure
                où les rues tièdes sont vides, quand les servantes, jouent au volant sur le seuil
                des portes, il ouvrait sa fenêtre et s'accoudait. La rivière, qui fait de ce
                quartier de Rouen comme une ignoble petite Venise, coulait en bas, sous lui, jaune,
                violette ou bleue, entre ses ponts et ses grilles. Des ouvriers, accroupis au bord,
                lavaient leurs bras dans l'eau. Sur des perches partant du haut des greniers,
                des écheveaux de coton séchaient à l'air. En face, au-delà des toits, le grand
                ciel pur s'étendait, avec le soleil rouge se couchant. Qu'il devait faire
                bon là-bas! Quelle fraîcheur sous la hêtraie! Et il ouvrait les narines pour aspirer
                les bonnes odeurs de la campagne, qui ne venaient pas jusqu'à lui.</text:p>
      <text:p text:style-name="Text_20_body">Il maigrit, sa taille s'allongea, et sa
                figure prit une sorte d'expression dolente qui la rendit presque
                intéressante.</text:p>
      <text:p text:style-name="Text_20_body">Naturellement, par nonchalance; il en vint à se
                délier de toutes les résolutions qu'il s'était faites. Une fois, il manqua
                la visite, le lendemain son cours, et, savourant la paresse, peu à peu, n'y
                retourna plus.</text:p>
      <text:p text:style-name="Text_20_body">Il prit l'habitude du cabaret, avec la
                passion des dominos. S'enfermer chaque soir dans un sale appartement public,
                pour y taper sur des tables de marbre de petits os de mouton marqués de points
                noirs, lui semblait un acte précieux de sa liberté, qui le rehaussait d'estime
                vis-à-vis de lui-même. C'était comme l'initiation au monde, l'accès
                des plaisirs défendus; et, en entrant, il posait la main sur le bouton de la porte
                avec une joie presque sensuelle. Alors, beaucoup de choses comprimées en lui, se
                dilatèrent; il apprit par coeur des couplets qu'il chantait aux bienvenues,
                s'enthousiasma pour Béranger, sut faire du punch et connut enfin
                l'amour.</text:p>
      <text:p text:style-name="Text_20_body">Grâce à ces travaux préparatoires, il échoua
                complètement à son examen d'officier de santé. On l'attendait le soir même
                à la maison pour fêter son succès.</text:p>
      <text:p text:style-name="Text_20_body">Il partit à pied et s'arrêta vers
                l'entrée du village, où il fit demander sa mère, lui conta tout. Elle
                l'excusa, rejetant l'échec sur l'injustice des examinateurs, et le
                raffermit un peu, se chargeant d'arranger les choses. Cinq ans plus tard
                seulement, M. Bovary connut la vérité; elle était vieille, il l'accepta, ne
                pouvant d'ailleurs supposer qu'un homme issu de lui fût un sot.</text:p>
      <text:p text:style-name="Text_20_body">Charles se remit donc au travail et prépara sans
                discontinuer les matières de son examen, dont il <text:soft-page-break/>apprit
                d'avance toutes les questions par coeur. Il fut reçu avec une assez bonne note.
                Quel beau jour pour sa mère! On donna un grand dîner.</text:p>
      <text:p text:style-name="Text_20_body">Où irait-il exercer son art? À Tostes. Il
                n'y avait là qu'un vieux médecin. Depuis longtemps madame Bovary guettait
                sa mort, et le bonhomme n'avait point encore plié bagage, que Charles était
                installé en face, comme son successeur.</text:p>
      <text:p text:style-name="Text_20_body">Mais ce n'était pas tout que d'avoir
                élevé son fils, de lui avoir fait apprendre la médecine et découvert Tostes pour
                l'exercer: il lui fallait une femme. Elle lui en trouva une: la veuve d'un
                huissier de Dieppe, qui avait quarante-cinq ans et douze cents livres de
                rente.</text:p>
      <text:p text:style-name="Text_20_body">Quoiqu'elle fût laide, sèche comme un
                cotret, et bourgeonnée comme un printemps, certes madame Dubuc ne manquait pas de
                partis à choisir. Pour arriver à ses fins, la mère Bovary fut obligée de les évincer
                tous, et elle déjoua même fort habilement les intrigues d'un charcutier qui
                était soutenu par les prêtres.</text:p>
      <text:p text:style-name="Text_20_body">Charles avait entrevu dans le mariage
                l'avènement d'une condition meilleure, imaginant qu'il serait plus
                libre et pourrait disposer de sa personne et de son argent. Mais sa femme fut le
                maître; il devait devant le monde dire ceci, ne pas dire cela, faire maigre tous les
                vendredis, s'habiller comme elle l'entendait, harceler par son ordre les
                clients qui ne payaient pas. Elle décachetait ses lettres, épiait ses démarches, et
                l'écoutait, à travers la cloison, donner ses consultations dans son cabinet,
                quand il y avait des femmes.</text:p>
      <text:p text:style-name="Text_20_body">Il lui fallait son chocolat tous les matins, des
                égards à n'en plus finir. Elle se plaignait sans cesse de ses nerfs, de sa
                poitrine, de ses humeurs. Le bruit des pas lui faisait mal; on s'en allait, la
                solitude lui devenait odieuse; revenait-on près d'elle, c'était pour la
                voir mourir, sans doute. Le soir, quand Charles rentrait, elle sortait de dessous
                ses draps ses longs bras maigres, les lui passait autour du cou, et, l'ayant
                fait asseoir au bord du lit, se mettait à lui parler de ses chagrins: il
                l'oubliait, il en aimait une autre! On lui avait bien dit qu'elle serait
                malheureuse; et elle finissait en lui demandant quelque sirop pour sa santé et un
                peu plus d'amour.</text:p>
      <text:h text:style-name="Heading_20_2" text:outline-level="2">II</text:h>
      <text:p text:style-name="Text_20_body">Une nuit, vers onze heures, ils furent réveillés
                par le bruit d'un cheval qui s'arrêta juste à la porte. La bonne ouvrit la
                lucarne du grenier et parlementa quelque temps avec un homme resté en bas, dans la
                rue. Il venait chercher le médecin; il avait une lettre. Nastasie descendit les
                marches en grelottant, et alla ouvrir la serrure et les verrous, l'un après
                l'autre. L'homme laissa son cheval, et, suivant la bonne, entra tout à
                coup derrière elle. Il tira de dedans son bonnet de laine à houppes grises, une
                lettre enveloppée dans un chiffon, et la présenta délicatement à Charles, qui
                s'accouda sur l'oreiller pour la lire. Nastasie, près du lit, tenait la
                lumière. Madame, par pudeur, restait tournée vers la ruelle et montrait le
                dos.</text:p>
      <text:p text:style-name="Text_20_body">Cette lettre, cachetée d'un petit cachet de
                cire bleue, suppliait M. Bovary de se rendre immédiatement à la ferme des Bertaux,
                pour remettre une jambe cassée. Or il y a, de Tostes aux Bertaux, six bonnes lieues
                de traverse, en passant par Longueville et Saint- Victor. La nuit était noire.
                Madame Bovary jeune redoutait les accidents pour son mari. Donc il fut décidé que le
                valet d'écurie prendrait les devants. Charles partirait trois heures plus tard,
                au lever de la lune. On enverrait un gamin à sa rencontre, afin de lui montrer le
                chemin de la ferme et d'ouvrir les clôtures devant lui.</text:p>
      <text:p text:style-name="Text_20_body"><text:soft-page-break/>Vers quatre heures du
                matin, Charles, bien enveloppé dans son manteau, se mit en route pour les Bertaux.
                Encore endormi par la chaleur du sommeil, il se laissait bercer au trot pacifique de
                sa bête. Quand elle s'arrêtait d'elle-même devant ces trous entourés
                d'épines que l'on creuse au bord des sillons, Charles se réveillant en
                sursaut, se rappelait vite la jambe cassée, et il tâchait de se remettre en mémoire
                toutes les fractures qu'il savait. La pluie ne tombait plus; le jour commençait
                à venir, et, sur les branches des pommiers sans feuilles, des oiseaux se tenaient
                immobiles, hérissant leurs petites plumes au vent froid du matin. La plate campagne
                s'étalait à perte de vue, et les bouquets d'arbres autour des fermes
                faisaient, à intervalles éloignés, des taches d'un violet noir sur cette grande
                surface grise, qui se perdait à l'horizon dans le ton morne du ciel. Charles,
                de temps à autre, ouvrait les yeux; puis, son esprit se fatiguant et le sommeil
                revenant de soi-même, bientôt il entrait dans une sorte d'assoupissement où,
                ses sensations récentes se confondant avec des souvenirs, lui-même se percevait
                double, à la fois étudiant et marié, couché dans son lit comme tout à l'heure,
                traversant une salle d'opérés comme autrefois. L'odeur chaude des
                cataplasmes se mêlait dans sa tête à la verte odeur de la rosée; il entendait rouler
                sur leur tringle les anneaux de fer des lits et sa femme dormir... Comme il passait
                par Vassonville, il aperçut, au bord d'un fossé, un jeune garçon assis sur
                l'herbe.</text:p>
      <text:p text:style-name="Text_20_body">-- Êtes-vous le médecin? demanda
                l'enfant.</text:p>
      <text:p text:style-name="Text_20_body">Et, sur la réponse de Charles, il prit ses sabots
                à ses mains et se mit à courir devant lui.</text:p>
      <text:p text:style-name="Text_20_body">L'officier de santé, chemin faisant, comprit
                aux discours de son guide que M. Rouault devait être un cultivateur des plus aisés.
                Il s'était cassé la jambe, la veille au soir, en revenant de faire les Rois,
                chez un voisin. Sa femme était morte depuis deux ans. Il n'avait avec lui que
                sa demoiselle, qui l'aidait à tenir la maison.</text:p>
      <text:p text:style-name="Text_20_body">Les ornières devinrent plus profondes. On
                approchait des Bertaux. Le petit gars, se coulant alors par un trou de haie,
                disparut, puis, il revint au bout d'une cour en ouvrir la barrière. Le cheval
                glissait sur l'herbe mouillée; Charles se baissait pour passer sous les
                branches. Les chiens de garde à la niche aboyaient en tirant sur leur chaîne. Quand
                il entra dans les Bertaux, son cheval eut peur et fit un grand écart.</text:p>
      <text:p text:style-name="Text_20_body">C'était une ferme de bonne apparence. On
                voyait dans les écuries, par le dessus des portes ouvertes, de gros chevaux de
                labour qui mangeaient tranquillement dans des râteliers neufs. Le long des bâtiments
                s'étendait un large fumier, de la buée s'en élevait, et, parmi les poules
                et les dindons, picoraient dessus cinq ou six paons, luxe des basses-cours
                cauchoises. La bergerie était longue, la grange était haute, à murs lisses comme la
                main. Il y avait sous le hangar deux grandes charrettes et quatre charrues, avec
                leurs fouets, leurs colliers, leurs équipages complets, dont les toisons de laine
                bleue se salissaient à la poussière fine qui tombait des greniers. La cour allait en
                montant; plantée d'arbres symétriquement espacés, et le bruit gai d'un
                troupeau d'oies retentissait près de la mare.</text:p>
      <text:p text:style-name="Text_20_body">Une jeune femme, en robe de mérinos bleu garnie
                de trois volants, vint sur le seuil de la maison pour recevoir M. Bovary,
                qu'elle fit entrer dans la cuisine, où flambait un grand feu. Le déjeuner des
                gens bouillonnait alentour, dans des petits pots de taille inégale. Des vêtements
                humides séchaient dans l'intérieur de la cheminée. La pelle, les pincettes et
                le bec du soufflet, tous de proportion colossale, brillaient comme de l'acier
                poli, tandis que le long des murs s'étendait une abondante batterie de cuisine,
                où miroitait inégalement la flamme claire du foyer, jointe aux premières lueurs du
                soleil arrivant par les carreaux.</text:p>
      <text:p text:style-name="Text_20_body">Charles monta, au premier, voir le malade. Il le
                trouva dans son lit, suant sous ses couvertures et <text:soft-page-break/>ayant
                rejeté bien loin son bonnet de coton. C'était un gros petit homme de cinquante
                ans, à la peau blanche, à l'oeil bleu, chauve sur le devant de la tête, et qui
                portait des boucles d'oreilles. Il avait à ses côtés, sur une chaise, une
                grande carafe d'eau-de-vie, dont il se versait de temps à autre pour se donner
                du coeur au ventre; mais, dès qu'il vit le médecin, son exaltation tomba, et,
                au lieu de sacrer comme il faisait depuis douze heures, il se prit à geindre
                faiblement.</text:p>
      <text:p text:style-name="Text_20_body">La fracture était simple, sans complication
                d'aucune espèce. Charles n'eût osé en souhaiter de plus facile. Alors, se
                rappelant les allures de ses maîtres auprès du lit des blessés, il réconforta le
                patient avec toutes sortes de bons mots; caresses chirurgicales qui sont comme
                l'huile dont on graisse les bistouris. Afin d'avoir des attelles, on alla
                chercher, sous la charreterie, un paquet de lattes. Charles en choisit une, la coupa
                en morceaux et la polit avec un éclat de vitre, tandis que la servante déchirait des
                draps pour faire des bandes, et que <text:span text:style-name="gras">mademoiselle
                    Emma</text:span> tâchait à coudre des coussinets. Comme elle fut longtemps avant
                de trouver son étui, son père s'impatienta; elle ne répondit rien; mais, tout
                en cousant, elle se piquait les doigts, qu'elle portait ensuite à sa bouche
                pour les sucer.</text:p>
      <text:p text:style-name="Text_20_body">Charles fut surpris de la blancheur de ses
                ongles. Ils étaient brillants, fins du bout, plus nettoyés que les ivoires de
                Dieppe, et taillés en amande. Sa main pourtant n'était pas belle, point assez
                pâle peut-être, et un peu sèche aux phalanges; elle était trop longue aussi, et sans
                molles inflexions de lignes sur les contours. Ce qu'elle avait de beau,
                c'étaient les yeux; quoiqu'ils fussent bruns, ils semblaient noirs à cause
                des cils, et son regard arrivait franchement à vous avec une hardiesse
                candide.</text:p>
      <text:p text:style-name="Text_20_body">Une fois le pansement fait, le médecin fut
                invité, par M. Rouault lui-même, à prendre un morceau avant de partir.</text:p>
      <text:p text:style-name="Text_20_body">Charles descendit dans la salle, au
                rez-de-chaussée. Deux couverts, avec des timbales d'argent, y étaient mis sur
                une petite table, au pied d'un grand lit à baldaquin revêtu d'une indienne
                à personnages représentant des Turcs. On sentait une odeur d'iris et de draps
                humides, qui s'échappait de la haute armoire en bois de chêne, faisant face à
                la fenêtre. Par terre, dans les angles, étaient rangés, debout, des sacs de blé.
                C'était le trop-plein du grenier proche, où l'on montait par trois marches
                de pierre. Il y avait, pour décorer l'appartement, accrochée à un clou, au
                milieu du mur dont la peinture verte s'écaillait sous le salpêtre, une tête de
                Minerve au crayon noir, encadrée de dorure, et qui portait au bas, écrit en lettres
                gothiques: «À mon cher papa.»</text:p>
      <text:p text:style-name="Text_20_body">On parla d'abord du malade, puis du temps
                qu'il faisait, des grands froids, des loups qui couraient les champs, la nuit.
                Mademoiselle Rouault ne s'amusait guère à la campagne, maintenant surtout
                qu'elle était chargée presque à elle seule des soins de la ferme. Comme la
                salle était fraîche, elle grelottait tout en mangeant, ce qui découvrait un peu ses
                lèvres charnues, qu'elle avait coutume de mordillonner à ses moments de
                silence.</text:p>
      <text:p text:style-name="Text_20_body">Son cou sortait d'un col blanc, rabattu. Ses
                cheveux, dont les deux bandeaux noirs semblaient chacun d'un seul morceau, tant
                ils étaient lisses, étaient séparés sur le milieu de la tête par une raie fine, qui
                s'enfonçait légèrement selon la courbe du crâne; et, laissant voir à peine le
                bout de l'oreille, ils allaient se confondre par derrière en un chignon
                abondant, avec un mouvement ondé vers les tempes, que le médecin de campagne
                remarqua là pour la première fois de sa vie. Ses pommettes étaient roses. Elle
                portait, comme un homme, passé entre deux boutons de son corsage, un lorgnon
                d'écaille.</text:p>
      <text:p text:style-name="Text_20_body">Quand Charles, après être monté dire adieu au
                père Rouault, rentra dans la salle avant de partir, il la trouva debout, le front
                contre la fenêtre, et qui regardait dans le jardin, où les échalas des haricots
                <text:soft-page-break/>avaient été renversés par le vent. Elle se retourna.</text:p>
      <text:p text:style-name="Text_20_body">-- Cherchez-vous quelque chose?
                demanda-t-elle.</text:p>
      <text:p text:style-name="Text_20_body">-- Ma cravache, s'il vous plaît,
                répondit-il.</text:p>
      <text:p text:style-name="Text_20_body">Et il se mit à fureter sur le lit, derrière les
                portes, sous les chaises; elle était tombée à terre, entre les sacs et la muraille.
                    <text:span text:style-name="gras">Mademoiselle Emma</text:span> l'aperçut;
                elle se pencha sur les sacs de blé. Charles, par galanterie, se précipita et, comme
                il allongeait aussi son bras dans le même mouvement, il sentit sa poitrine effleurer
                le dos de la jeune fille, courbée sous lui. Elle se redressa toute rouge et le
                regarda par-dessus l'épaule, en lui tendant son nerf de boeuf.</text:p>
      <text:p text:style-name="Text_20_body">Au lieu de revenir aux Bertaux trois jours après,
                comme il l'avait promis, c'est le lendemain même qu'il y retourna,
                puis deux fois la semaine régulièrement, sans compter les visites inattendues
                qu'il faisait de temps à autre, comme par mégarde.</text:p>
      <text:p text:style-name="Text_20_body">Tout, du reste, alla bien; la guérison
                s'établit selon les règles, et quand, au bout de quarante-six jours, on vit le
                père Rouault qui s'essayait à marcher seul dans sa masure, on commença à
                considérer M. Bovary comme un homme de grande capacité. Le père Rouault disait
                qu'il n'aurait pas été mieux guéri par les premiers médecins d'Yvetot
                ou même de Rouen.</text:p>
      <text:p text:style-name="Text_20_body">Quant à Charles, il ne chercha point à se
                demander pourquoi il venait aux Bertaux avec plaisir. Y eût-il songé, qu'il
                aurait sans doute attribué son zèle à la gravité du cas, ou peut-être au profit
                qu'il en espérait. Était-ce pour cela, cependant, que ses visites à la ferme
                faisaient, parmi les pauvres occupations de sa vie, une exception charmante? Ces
                jours-là il se levait de bonne heure, partait au galop, poussait sa bête, puis il
                descendait pour s'essuyer les pieds sur l'herbe, et passait ses gants
                noirs avant d'entrer. Il aimait à se voir arriver dans la cour, à sentir contre
                son épaule la barrière qui tournait, et le coq qui chantait sur le mur, les garçons
                qui venaient à sa rencontre. Il aimait la grange et les écuries; il aimait le père
                Rouault; qui lui tapait dans la main en l'appelant son sauveur; il aimait les
                petits sabots de <text:span text:style-name="gras">mademoiselle Emma</text:span> sur
                les dalles lavées de la cuisine; ses talons hauts la grandissaient un peu, et, quand
                elle marchait devant lui, les semelles de bois, se relevant vite, claquaient avec un
                bruit sec contre le cuir de la bottine.</text:p>
      <text:p text:style-name="Text_20_body">Elle le reconduisait toujours jusqu'à la
                première marche du perron. Lorsqu'on n'avait pas encore amené son cheval,
                elle restait là. On s'était dit adieu, on ne parlait plus; le grand air
                l'entourait, levant pêle-mêle les petits cheveux follets de sa nuque, ou
                secouant sur sa hanche les cordons de son tablier, qui se tortillaient comme des
                banderoles. Une fois, par un temps de dégel, l'écorce des arbres suintait dans
                la cour, la neige sur les couvertures des bâtiments se fondait. Elle était sur le
                seuil; elle alla chercher son ombrelle, elle l'ouvrit. L'ombrelle, de soie
                gorge de pigeon, que traversait le soleil, éclairait de reflets mobiles la peau
                blanche de sa figure. Elle souriait là- dessous à la chaleur tiède; et on entendait
                les gouttes d'eau, une à une, tomber sur la moire tendue.</text:p>
      <text:p text:style-name="Text_20_body">Dans les premiers temps que Charles fréquentait
                les Bertaux, madame Bovary jeune ne manquait pas de s'informer du malade, et
                même sur le livre qu'elle tenait en partie double, elle avait choisi pour M.
                Rouault une belle page blanche. Mais quand elle sut qu'il avait une fille, elle
                alla aux informations; et elle apprit que mademoiselle Rouault, élevée au couvent,
                chez les Ursulines, avait reçu, comme on dit, une belle éducation, qu'elle
                savait, en conséquence, la danse, la géographie, le dessin, faire de la tapisserie
                et toucher du piano. Ce fut le comble!</text:p>
      <text:p text:style-name="Text_20_body">-- C'est donc pour cela, se disait-elle,
                qu'il a la figure si épanouie quand il va la voir, et qu'il met son gilet
                neuf, au risque de l'abîmer à la pluie? Ah! cette femme! cette
                femme!...</text:p>
      <text:p text:style-name="Text_20_body"><text:soft-page-break/>Et elle la détesta,
                d'instinct. D'abord, elle se soulagea par des allusions, Charles ne les
                comprit pas; ensuite, par des réflexions incidentes qu'il laissait passer de
                peur de l'orage; enfin, par des apostrophes à brûle-pourpoint auxquelles il ne
                savait que répondre.</text:p>
      <text:p text:style-name="Text_20_body">-- D'où vient qu'il retournait aux
                Bertaux, puisque M. Rouault était guéri et que ces gens-là n'avaient pas encore
                payé? Ah! c'est qu'il y avait là-bas une personne, quelqu'un qui
                savait causer, une brodeuse, un bel esprit. C'était là ce qu'il aimait: il
                lui fallait des demoiselles de ville! -- Et elle reprenait:</text:p>
      <text:p text:style-name="Text_20_body">-- La fille au père Rouault, une demoiselle de
                ville! Allons donc! leur grand-père était berger, et ils ont un cousin qui a failli
                passer par les assises pour un mauvais coup, dans une dispute. Ce n'est pas la
                peine de faire tant de fla-fla, ni de se montrer le dimanche à l'église avec
                une robe de soie, comme une comtesse. Pauvre bonhomme, d'ailleurs, qui sans les
                colzas de l'an passé, eût été bien embarrassé de payer ses arrérages!</text:p>
      <text:p text:style-name="Text_20_body">Par lassitude, Charles cessa de retourner aux
                Bertaux. Héloïse lui avait fait jurer qu'il n'irait plus, la main sur son
                livre de messe, après beaucoup de sanglots et de baisers, dans une grande explosion
                d'amour. Il obéit donc; mais la hardiesse de son désir protesta contre la
                servilité de sa conduite, et, par une sorte d'hypocrisie naïve, il estima que
                cette défense de la voir était pour lui comme un droit de l'aimer. Et puis la
                veuve était maigre; elle avait les dents longues; elle portait en toute saison un
                petit châle noir dont la pointe lui descendait entre les omoplates; sa taille dure
                était engainée dans des robes en façon de fourreau, trop courtes, qui découvraient
                ses chevilles, avec les rubans de ses souliers larges s'entrecroisant sur des
                bas gris.</text:p>
      <text:p text:style-name="Text_20_body">La mère de Charles venait les voir de temps à
                autre; mais, au bout de quelques jours, la bru semblait l'aiguiser à son fil;
                et alors, comme deux couteaux, elles étaient à le scarifier par leurs réflexions et
                leurs observations. Il avait tort de tant manger! Pourquoi toujours offrir la goutte
                au premier venu? Quel entêtement que de ne pas vouloir porter de flanelle!</text:p>
      <text:p text:style-name="Text_20_body">Il arriva qu'au commencement du printemps,
                un notaire d'Ingouville, détenteur de fonds de la veuve Dubuc, s'embarqua,
                par une belle marée, emportant avec lui tout l'argent de son étude. Héloïse, il
                est vrai, possédait encore, outre une part de bateau évaluée six mille francs, sa
                maison de la rue Saint- François; et cependant, de toute cette fortune que l'on
                avait fait sonner si haut, rien, si ce n'est un peu de mobilier et quelques
                nippes, n'avait paru dans le ménage. Il fallut tirer la chose au clair. La
                maison de Dieppe se trouva vermoulue d'hypothèques jusque dans ses pilotis; ce
                qu'elle avait mis chez le notaire, Dieu seul le savait, et la part de barque
                n'excéda point mille écus. Elle avait donc menti, la bonne dame! Dans son
                exaspération, M. Bovary père, brisant une chaise contre les pavés, accusa sa femme
                d'avoir fait le malheur de leur fils en l'attelant à une haridelle
                semblable, dont les harnais ne valaient pas la peau. Ils vinrent à Tostes. On
                s'expliqua. Il y eut des scènes. Héloïse, en pleurs, se jetant dans les bras de
                son mari, le conjura de la défendre de ses parents. Charles voulut parler pour elle.
                Ceux-ci se fâchèrent, et ils partirent.</text:p>
      <text:p text:style-name="Text_20_body">Mais le coup était porté. Huit jours après, comme
                elle étendait du linge dans sa cour, elle fut prise d'un crachement de sang, et
                le lendemain, tandis que Charles avait le dos tourné pour fermer le rideau de la
                fenêtre, elle dit: «Ah! mon Dieu!» poussa un soupir et s'évanouit. Elle était
                morte! Quel étonnement!</text:p>
      <text:p text:style-name="Text_20_body">Quand tout fut fini au cimetière, Charles rentra
                chez lui. Il ne trouva personne en bas; il monta au premier, dans la chambre, vit sa
                robe encore accrochée au pied de l'alcôve; alors, s'appuyant contre le
                secrétaire, il resta jusqu'au soir perdu dans une rêverie douloureuse. Elle
                l'avait aimé, après tout.</text:p>
      <text:p text:style-name="Text_20_body"><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ext" style:family="paragraph" style:parent-style-name="Caption" style:class="extra"/>
    <style:style style:name="italique" style:family="text">
      <style:text-properties fo:font-style="italic"/>
    </style:style>
    <style:style style:name="gras" style:family="text">
      <style:text-properties fo:font-weight="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xml-stylesheet type="text/xsl" href="C:/Users/china/Desktop/documentStructure/documents-structures/projet-consignes/corpus/meta.xsl"?>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1-23T16:02:11.031853808</meta:creation-date>
    <meta:editing-cycles>1</meta:editing-cycles>
    <meta:editing-duration>P0D</meta:editing-duration>
    <dc:title>Madame Bovary</dc:title>
    <meta:generator>LibreOffice/7.0.2.2$MacOSX_X86_64
            LibreOffice_project/8349ace3c3162073abd90d81fd06dcfb6b36b994</meta:generator>
    <meta:document-statistic meta:table-count="0" meta:image-count="0" meta:object-count="0" meta:page-count="11" meta:paragraph-count="94" meta:word-count="6236" meta:character-count="36843" meta:non-whitespace-character-count="30701"/>
    <meta:user-defined meta:name="Auteur">Gustave Flaubert</meta:user-defined>
    <meta:user-defined meta:name="Date de la source">1857</meta:user-defined>
    <meta:user-defined meta:name="Date de publication">26/11/2004</meta:user-defined>
    <meta:user-defined meta:name="Description">Pour le projet de Documents
            Structurés</meta:user-defined>
    <meta:user-defined meta:name="Licence" meta:value-type="string">https://www.gutenberg.org/policy/permission.html</meta:user-defined>
    <meta:user-defined meta:name="Source" meta:value-type="string">https://www.gutenberg.org/ebooks/14155</meta:user-defined>
    <meta:user-defined meta:name="Titre" meta:value-type="string">Madame
            Bovary</meta:user-defined>
  </office:meta>
</office:document-meta>
</file>